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</office:automatic-styles>
  <office:body>
    <office:presentation>
      <draw:page draw:name="Slide1" draw:style-name="a380" draw:master-page-name="Master1-Layout1-title-Diapositive-de-titre" presentation:presentation-page-layout-name="Master1-PPL1" draw:id="Slide-256"/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Diapositive de titr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re et contenu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Titre de section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Deux contenus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a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re seu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Vide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u avec légende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Image avec légende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re et texte vertical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Titre vertical et texte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hème-Office" style:page-layout-name="pageLayout1" draw:style-name="a0">
      <draw:frame draw:id="id0" presentation:style-name="a4" draw:name="Espace réservé du titre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Modifiez le style du titre</text:span><text:span text:style-name="a2" text:class-names=""/></text:p>
        </draw:text-box>
        <svg:title/>
        <svg:desc/>
      </draw:frame>
      <draw:frame draw:id="id1" presentation:style-name="a21" draw:name="Espace réservé du texte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quez pour modifier les styles du texte du masque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Deuxième niveau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Cinquième niveau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Espace réservé de la date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Espace réservé du pied de page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Espace réservé du numéro de diapositive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Diapositive-de-titre" style:page-layout-name="pageLayout1" draw:style-name="a34">
      <draw:frame draw:id="id5" presentation:style-name="a38" draw:name="Titre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Modifiez le style du titre</text:span><text:span text:style-name="a36" text:class-names=""/></text:p>
        </draw:text-box>
        <svg:title/>
        <svg:desc/>
      </draw:frame>
      <draw:frame draw:id="id6" presentation:style-name="a42" draw:name="Sous-titre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Modifiez le style des sous-titres du masque</text:span><text:span text:style-name="a40" text:class-names=""/></text:p>
        </draw:text-box>
        <svg:title/>
        <svg:desc/>
      </draw:frame>
      <draw:frame draw:id="id7" presentation:style-name="a47" draw:name="Espace réservé de la date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Espace réservé du pied de page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Espace réservé du numéro de diapositive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itre-et-contenu" style:page-layout-name="pageLayout1" draw:style-name="a55">
      <draw:frame draw:id="id10" presentation:style-name="a59" draw:name="Titre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Modifiez le style du titre</text:span><text:span text:style-name="a57" text:class-names=""/></text:p>
        </draw:text-box>
        <svg:title/>
        <svg:desc/>
      </draw:frame>
      <draw:frame draw:id="id11" presentation:style-name="a76" draw:name="Espace réservé du contenu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Cliquez pour modifier les styles du texte du masque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Deuxième niveau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Cinquième niveau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Espace réservé de la date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Espace réservé du pied de page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Espace réservé du numéro de diapositive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Titre-de-section" style:page-layout-name="pageLayout1" draw:style-name="a89">
      <draw:frame draw:id="id15" presentation:style-name="a93" draw:name="Titre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Modifiez le style du titre</text:span><text:span text:style-name="a91" text:class-names=""/></text:p>
        </draw:text-box>
        <svg:title/>
        <svg:desc/>
      </draw:frame>
      <draw:frame draw:id="id16" presentation:style-name="a97" draw:name="Espace réservé du texte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Cliquez pour modifier les styles du texte du masque</text:span></text:p>
            </text:list-item>
          </text:list>
        </draw:text-box>
        <svg:title/>
        <svg:desc/>
      </draw:frame>
      <draw:frame draw:id="id17" presentation:style-name="a102" draw:name="Espace réservé de la date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Espace réservé du pied de page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Espace réservé du numéro de diapositive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Deux-contenus" style:page-layout-name="pageLayout1" draw:style-name="a110">
      <draw:frame draw:id="id20" presentation:style-name="a114" draw:name="Titre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Modifiez le style du titre</text:span><text:span text:style-name="a112" text:class-names=""/></text:p>
        </draw:text-box>
        <svg:title/>
        <svg:desc/>
      </draw:frame>
      <draw:frame draw:id="id21" presentation:style-name="a131" draw:name="Espace réservé du contenu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quez pour modifier les styles du texte du masque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Deuxième niveau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Cinquième niveau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Espace réservé du contenu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Cliquez pour modifier les styles du texte du masque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Deuxième niveau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Cinquième niveau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Espace réservé de la date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Espace réservé du pied de page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Espace réservé du numéro de diapositive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Comparaison" style:page-layout-name="pageLayout1" draw:style-name="a161">
      <draw:frame draw:id="id26" presentation:style-name="a165" draw:name="Titre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Modifiez le style du titre</text:span><text:span text:style-name="a163" text:class-names=""/></text:p>
        </draw:text-box>
        <svg:title/>
        <svg:desc/>
      </draw:frame>
      <draw:frame draw:id="id27" presentation:style-name="a169" draw:name="Espace réservé du texte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Cliquez pour modifier les styles du texte du masque</text:span></text:p>
            </text:list-item>
          </text:list>
        </draw:text-box>
        <svg:title/>
        <svg:desc/>
      </draw:frame>
      <draw:frame draw:id="id28" presentation:style-name="a186" draw:name="Espace réservé du contenu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Cliquez pour modifier les styles du texte du masque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Deuxième niveau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Cinquième niveau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Espace réservé du texte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Cliquez pour modifier les styles du texte du masque</text:span></text:p>
            </text:list-item>
          </text:list>
        </draw:text-box>
        <svg:title/>
        <svg:desc/>
      </draw:frame>
      <draw:frame draw:id="id30" presentation:style-name="a207" draw:name="Espace réservé du contenu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Cliquez pour modifier les styles du texte du masque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Deuxième niveau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Cinquième niveau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Espace réservé de la date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Espace réservé du pied de page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Espace réservé du numéro de diapositive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Titre-seul" style:page-layout-name="pageLayout1" draw:style-name="a220">
      <draw:frame draw:id="id34" presentation:style-name="a224" draw:name="Titre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Modifiez le style du titre</text:span><text:span text:style-name="a222" text:class-names=""/></text:p>
        </draw:text-box>
        <svg:title/>
        <svg:desc/>
      </draw:frame>
      <draw:frame draw:id="id35" presentation:style-name="a229" draw:name="Espace réservé de la date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Espace réservé du pied de page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Espace réservé du numéro de diapositive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Vide" style:page-layout-name="pageLayout1" draw:style-name="a237">
      <draw:frame draw:id="id38" presentation:style-name="a242" draw:name="Espace réservé de la date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Espace réservé du pied de page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Espace réservé du numéro de diapositive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Contenu-avec-légende" style:page-layout-name="pageLayout1" draw:style-name="a250">
      <draw:frame draw:id="id41" presentation:style-name="a254" draw:name="Titre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Modifiez le style du titre</text:span><text:span text:style-name="a252" text:class-names=""/></text:p>
        </draw:text-box>
        <svg:title/>
        <svg:desc/>
      </draw:frame>
      <draw:frame draw:id="id42" presentation:style-name="a271" draw:name="Espace réservé du contenu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Cliquez pour modifier les styles du texte du masque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Deuxième niveau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Cinquième niveau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Espace réservé du texte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Cliquez pour modifier les styles du texte du masque</text:span></text:p>
            </text:list-item>
          </text:list>
        </draw:text-box>
        <svg:title/>
        <svg:desc/>
      </draw:frame>
      <draw:frame draw:id="id44" presentation:style-name="a280" draw:name="Espace réservé de la date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Espace réservé du pied de page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Espace réservé du numéro de diapositive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Image-avec-légende" style:page-layout-name="pageLayout1" draw:style-name="a288">
      <draw:frame draw:id="id47" presentation:style-name="a292" draw:name="Titre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Modifiez le style du titre</text:span><text:span text:style-name="a290" text:class-names=""/></text:p>
        </draw:text-box>
        <svg:title/>
        <svg:desc/>
      </draw:frame>
      <draw:frame draw:id="id48" presentation:style-name="a295" draw:name="Espace réservé pour une image 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Espace réservé du texte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Cliquez pour modifier les styles du texte du masque</text:span></text:p>
            </text:list-item>
          </text:list>
        </draw:text-box>
        <svg:title/>
        <svg:desc/>
      </draw:frame>
      <draw:frame draw:id="id50" presentation:style-name="a304" draw:name="Espace réservé de la date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Espace réservé du pied de page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Espace réservé du numéro de diapositive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Titre-et-texte-vertical" style:page-layout-name="pageLayout1" draw:style-name="a312">
      <draw:frame draw:id="id53" presentation:style-name="a316" draw:name="Titre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Modifiez le style du titre</text:span><text:span text:style-name="a314" text:class-names=""/></text:p>
        </draw:text-box>
        <svg:title/>
        <svg:desc/>
      </draw:frame>
      <draw:frame draw:id="id54" presentation:style-name="a333" draw:name="Espace réservé du texte vertical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Cliquez pour modifier les styles du texte du masque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Deuxième niveau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Cinquième niveau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Espace réservé de la date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Espace réservé du pied de page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Espace réservé du numéro de diapositive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Titre-vertical-et-texte" style:page-layout-name="pageLayout1" draw:style-name="a346">
      <draw:frame draw:id="id58" presentation:style-name="a350" draw:name="Titre vertical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Modifiez le style du titre</text:span><text:span text:style-name="a348" text:class-names=""/></text:p>
        </draw:text-box>
        <svg:title/>
        <svg:desc/>
      </draw:frame>
      <draw:frame draw:id="id59" presentation:style-name="a367" draw:name="Espace réservé du texte vertical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Cliquez pour modifier les styles du texte du masque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Deuxième niveau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Cinquième niveau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Espace réservé de la date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Espace réservé du pied de page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Espace réservé du numéro de diapositive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Présentation PowerPoint</dc:title>
    <meta:initial-creator>Zack De Saint Pern</meta:initial-creator>
    <dc:creator>Zack De Saint Pern</dc:creator>
    <meta:creation-date>2023-04-03T14:15:06Z</meta:creation-date>
    <dc:date>2023-04-03T14:15:58Z</dc:date>
    <meta:editing-cycles>1</meta:editing-cycles>
    <meta:editing-duration>PT51S</meta:editing-duration>
    <meta:document-statistic meta:paragraph-count="0" meta:word-count="0"/>
  </office:meta>
</office:document-meta>
</file>